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padding="0.049cm" fo:border="0.99pt solid #000000" style:shadow="#808080 0.18cm -0.18cm"/>
    </style:style>
    <style:style style:name="P2" style:family="paragraph" style:parent-style-name="Standard">
      <loext:graphic-properties draw:fill="solid" draw:fill-color="#cccccc" draw:opacity="100%"/>
      <style:paragraph-properties fo:background-color="#cccccc" style:shadow="non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loext:graphic-properties draw:fill="solid" draw:fill-color="#cccccc" draw:opacity="100%"/>
      <style:paragraph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loext:graphic-properties draw:fill="solid" draw:fill-color="#e6e6e6" draw:opacity="100%"/>
      <style:paragraph-properties fo:margin-left="1cm" fo:margin-right="1cm" fo:text-indent="0cm" style:auto-text-indent="false" fo:background-color="#e6e6e6" fo:padding="0.049cm" fo:border="0.06pt solid #000000" style:shadow="none"/>
      <style:text-properties fo:color="#000000" fo:font-size="11pt" fo:font-weight="normal" fo:background-color="#e6e6e6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solid" draw:fill-color="#e6e6e6" draw:opacity="100%"/>
      <style:paragraph-properties fo:margin-left="1cm" fo:margin-right="1cm" fo:text-indent="0cm" style:auto-text-indent="false" fo:background-color="#e6e6e6" fo:padding="0.049cm" fo:border="0.06pt solid #000000" style:shadow="none"/>
      <style:text-properties fo:color="#000000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fo:color="#000000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fo:color="#000000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fo:font-size="11pt" style:font-size-asian="11pt" style:font-size-complex="11pt"/>
    </style:style>
    <style:style style:name="P12" style:family="paragraph" style:parent-style-name="Standard" style:list-style-name="L4">
      <style:text-properties fo:font-size="11pt" style:font-size-asian="11pt" style:font-size-complex="11pt"/>
    </style:style>
    <style:style style:name="P13" style:family="paragraph" style:parent-style-name="Standard" style:list-style-name="L5">
      <style:text-properties fo:font-size="11pt" style:font-size-asian="11pt" style:font-size-complex="11pt"/>
    </style:style>
    <style:style style:name="T1" style:family="text">
      <style:text-properties officeooo:rsid="00252197"/>
    </style:style>
    <style:style style:name="T2" style:family="text">
      <style:text-properties officeooo:rsid="00278ed8"/>
    </style:style>
    <text:list-style style:name="L1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812_1969352246"/>Nom :<text:tab/><text:tab/><text:tab/><text:tab/><text:tab/><text:tab/><text:tab/><text:tab/></text:p>
      <text:p text:style-name="P1">Prénom :<text:tab/><text:tab/><text:tab/><text:tab/><text:tab/><text:tab/><text:tab/></text:p>
      <text:p text:style-name="Standard"><text:bookmark-end text:name="__DdeLink__1812_1969352246"/></text:p>
      <text:p text:style-name="Standard"/>
      <text:p text:style-name="Standard"/>
      <text:p text:style-name="P2">EXERCICE 1 : QCM (entourez la bonne réponse)</text:p>
      <text:p text:style-name="P4"/>
      <text:p text:style-name="P5"><text:span text:style-name="T1">1</text:span> - Que vaut $resultat ?</text:p>
      <text:p text:style-name="P7">&lt;?php<text:line-break/>$nombre1 = 2 + 6;<text:line-break/>$nombre2 = $nombre1 / 2;<text:line-break/>$resultat = $nombre1 - (2 * $nombre2);<text:line-break/>?&gt;</text:p>
      <text:list xml:id="list3318393889" text:style-name="L1">
        <text:list-item>
          <text:p text:style-name="P9">4</text:p>
        </text:list-item>
        <text:list-item>
          <text:p text:style-name="P9">0</text:p>
        </text:list-item>
        <text:list-item>
          <text:p text:style-name="P9">-4</text:p>
        </text:list-item>
      </text:list>
      <text:p text:style-name="P4"/>
      <text:p text:style-name="P5"><text:span text:style-name="T1">2</text:span>- Que vaut $animal à la fin de ce code ?</text:p>
      <text:p text:style-name="P8">&lt;?php<text:line-break/>$longueur = 145;<text:line-break/>$largeur = 73;<text:line-break/>if ($longueur &gt; $largeur &amp;&amp; $largeur &gt; 100)<text:line-break/> <text:s text:c="5"/>$animal = "Perroquet";<text:line-break/>elseif ($longueur &gt; $largeur || $largeur != 73)<text:line-break/> <text:s text:c="5"/>$animal = "Serpent";<text:line-break/>else<text:line-break/> <text:s text:c="5"/>$animal = "Renard";<text:line-break/>?&gt;</text:p>
      <text:list xml:id="list2566627461" text:style-name="L2">
        <text:list-item>
          <text:p text:style-name="P10">Perroquet</text:p>
        </text:list-item>
        <text:list-item>
          <text:p text:style-name="P10">Serpent</text:p>
        </text:list-item>
        <text:list-item>
          <text:p text:style-name="P10">Renard</text:p>
        </text:list-item>
      </text:list>
      <text:p text:style-name="P4"/>
      <text:p text:style-name="P4"/>
      <text:p text:style-name="P4"/>
      <text:p text:style-name="P3">EXERCICE 2 : imposable ou non</text:p>
      <text:p text:style-name="P6">Les habitants de Zorglub paient l’impôt selon les règles suivantes :</text:p>
      <text:list xml:id="list294371139" text:style-name="L3">
        <text:list-item>
          <text:p text:style-name="P11">les hommes de plus de 20 ans paient l’impôt</text:p>
        </text:list-item>
        <text:list-item>
          <text:p text:style-name="P11">les femmes paient l’impôt si elles ont entre 18 et 35 ans</text:p>
        </text:list-item>
        <text:list-item>
          <text:p text:style-name="P11"><text:s/>les autres ne paient pas d’impôt</text:p>
        </text:list-item>
      </text:list>
      <text:p text:style-name="P6"/>
      <text:p text:style-name="P6">Écrire en PHP un programme permettant de savoir si une personne est imposable ou non, votre programme devra demander l'âge de la personne et son sexe ( F : femme ou H : homme).</text:p>
      <text:p text:style-name="P6"/>
      <text:p text:style-name="P6"/>
      <text:p text:style-name="P6"/>
      <text:p text:style-name="P3">EXERCICE 3 : Jours de congés</text:p>
      <text:p text:style-name="P6">Écrire en PHP <text:s/>un programme qui permet de calculer le nombre de jours de congés d'un employé selon les </text:p>
      <text:p text:style-name="P6">règles suivantes : </text:p>
      <text:list xml:id="list4123951813" text:style-name="L4">
        <text:list-item>
          <text:p text:style-name="P12">Tout employé a droit à 38 jours de congés.</text:p>
        </text:list-item>
        <text:list-item>
          <text:p text:style-name="P12">Si la personne est âgée d’au moins 35 ans et si son ancienneté est supérieure à 3 ans, il lui est accordé 2 jours supplémentaires.</text:p>
        </text:list-item>
      </text:list>
      <text:list xml:id="list3129137156" text:style-name="L5">
        <text:list-item>
          <text:p text:style-name="P13"><text:s/>Si elle est âgée d’au moins 45 ans et si son ancienneté est supérieure à 5 ans, il lui est accordé 4 jours supplémentaires, en plus des 2 accordés pour les plus de 35 ans.</text:p>
        </text:list-item>
      </text:list>
      <text:p text:style-name="P6">Le programme devra demander l'âge de la personne et son ancienneté <text:span text:style-name="T2">et ensuite affiché imposable ou non impos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tephane</meta:initial-creator>
    <meta:creation-date>2006-09-19T13:56:49</meta:creation-date>
    <dc:date>2022-10-12T08:48:33.998671547</dc:date>
    <dc:language>fr-FR</dc:language>
    <meta:editing-cycles>11</meta:editing-cycles>
    <meta:editing-duration>PT12H56M27S</meta:editing-duration>
    <meta:document-statistic meta:table-count="0" meta:image-count="0" meta:object-count="0" meta:page-count="1" meta:paragraph-count="26" meta:word-count="293" meta:character-count="1497" meta:non-whitespace-character-count="1204"/>
    <meta:user-defined meta:name="Info 1"/>
    <meta:user-defined meta:name="Info 2"/>
    <meta:user-defined meta:name="Info 3"/>
    <meta:user-defined meta:name="Info 4"/>
  </office:meta>
</office:document-meta>
</file>